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78.29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68.14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120.6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88.44pt"/>
    </style:style>
    <style:style style:name="co14" style:family="table-column">
      <style:table-column-properties fo:break-before="auto" style:column-width="83.34pt"/>
    </style:style>
    <style:style style:name="co15" style:family="table-column">
      <style:table-column-properties fo:break-before="auto" style:column-width="7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5out" table:style-name="ta1">
        <table:shapes>
          <draw:frame draw:z-index="0" draw:style-name="gr1" draw:text-style-name="P1" svg:width="292.93pt" svg:height="208.12pt" svg:x="768.84pt" svg:y="215.38pt">
            <draw:object draw:notify-on-update-of-ranges="P5out.M1:P5out.M1 P5out.M2:P5out.M15 P5out.N1:P5out.N1 P5out.N2:P5out.N15 P5out.M1:P5out.M1 P5out.M2:P5out.M15 P5out.O1:P5out.O1 P5out.O2:P5out.O15 P5out.M1:P5out.M1 P5out.M2:P5out.M15 P5out.P1:P5out.P1 P5out.P2:P5out.P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ssociativity</text:p>
          </table:table-cell>
          <table:table-cell office:value-type="string" calcext:value-type="string">
            <text:p>BlockSize(byte)</text:p>
          </table:table-cell>
          <table:table-cell office:value-type="string" calcext:value-type="string">
            <text:p>CacheSize(byte)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Read Miss</text:p>
          </table:table-cell>
          <table:table-cell office:value-type="string" calcext:value-type="string">
            <text:p>Read Access</text:p>
          </table:table-cell>
          <table:table-cell office:value-type="string" calcext:value-type="string">
            <text:p>Write Miss</text:p>
          </table:table-cell>
          <table:table-cell office:value-type="string" calcext:value-type="string">
            <text:p>Write Access</text:p>
          </table:table-cell>
          <table:table-cell office:value-type="string" calcext:value-type="string">
            <text:p>writeback_volume</text:p>
          </table:table-cell>
          <table:table-cell office:value-type="string" calcext:value-type="string">
            <text:p>memory_access_volume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BlockSize(byte)</text:p>
          </table:table-cell>
          <table:table-cell office:value-type="string" calcext:value-type="string">
            <text:p>Overall Miss Rate</text:p>
          </table:table-cell>
          <table:table-cell office:value-type="string" calcext:value-type="string">
            <text:p>Read Miss Rate</text:p>
          </table:table-cell>
          <table:table-cell office:value-type="string" calcext:value-type="string">
            <text:p>Write Miss Ra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465" calcext:value-type="float">
            <text:p>15465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10697" calcext:value-type="float">
            <text:p>10697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4768" calcext:value-type="float">
            <text:p>4768</text:p>
          </table:table-cell>
          <table:table-cell office:value-type="float" office:value="656333" calcext:value-type="float">
            <text:p>656333</text:p>
          </table:table-cell>
          <table:table-cell office:value-type="float" office:value="143040" calcext:value-type="float">
            <text:p>143040</text:p>
          </table:table-cell>
          <table:table-cell office:value-type="float" office:value="494880" calcext:value-type="float">
            <text:p>494880</text:p>
          </table:table-cell>
          <table:table-cell office:value-type="string" calcext:value-type="string">
            <text:p>Bubble</text:p>
          </table:table-cell>
          <table:table-cell office:value-type="float" office:value="32" calcext:value-type="float">
            <text:p>32</text:p>
          </table:table-cell>
          <table:table-cell table:formula="of:=[.D2]/[.E2]" office:value-type="float" office:value="0.00244608683837622" calcext:value-type="float">
            <text:p>0.0024460868</text:p>
          </table:table-cell>
          <table:table-cell table:formula="of:=[.F2]/[.G2]" office:value-type="float" office:value="0.00188792465950466" calcext:value-type="float">
            <text:p>0.0018879247</text:p>
          </table:table-cell>
          <table:table-cell table:formula="of:=[.H2]/[.I2]" office:value-type="float" office:value="0.00726460500995684" calcext:value-type="float">
            <text:p>0.007264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22" calcext:value-type="float">
            <text:p>9622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6982" calcext:value-type="float">
            <text:p>6982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2640" calcext:value-type="float">
            <text:p>2640</text:p>
          </table:table-cell>
          <table:table-cell office:value-type="float" office:value="656333" calcext:value-type="float">
            <text:p>656333</text:p>
          </table:table-cell>
          <table:table-cell office:value-type="float" office:value="176832" calcext:value-type="float">
            <text:p>176832</text:p>
          </table:table-cell>
          <table:table-cell office:value-type="float" office:value="615808" calcext:value-type="float">
            <text:p>615808</text:p>
          </table:table-cell>
          <table:table-cell office:value-type="string" calcext:value-type="string">
            <text:p>Bubble</text:p>
          </table:table-cell>
          <table:table-cell office:value-type="float" office:value="64" calcext:value-type="float">
            <text:p>64</text:p>
          </table:table-cell>
          <table:table-cell table:formula="of:=[.D3]/[.E3]" office:value-type="float" office:value="0.00152190414218273" calcext:value-type="float">
            <text:p>0.0015219041</text:p>
          </table:table-cell>
          <table:table-cell table:formula="of:=[.F3]/[.G3]" office:value-type="float" office:value="0.00123226044429855" calcext:value-type="float">
            <text:p>0.0012322604</text:p>
          </table:table-cell>
          <table:table-cell table:formula="of:=[.H3]/[.I3]" office:value-type="float" office:value="0.00402234841155328" calcext:value-type="float">
            <text:p>0.00402234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70" calcext:value-type="float">
            <text:p>6670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5205" calcext:value-type="float">
            <text:p>5205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1465" calcext:value-type="float">
            <text:p>1465</text:p>
          </table:table-cell>
          <table:table-cell office:value-type="float" office:value="656333" calcext:value-type="float">
            <text:p>656333</text:p>
          </table:table-cell>
          <table:table-cell office:value-type="float" office:value="231296" calcext:value-type="float">
            <text:p>231296</text:p>
          </table:table-cell>
          <table:table-cell office:value-type="float" office:value="853760" calcext:value-type="float">
            <text:p>853760</text:p>
          </table:table-cell>
          <table:table-cell office:value-type="string" calcext:value-type="string">
            <text:p>Bubble</text:p>
          </table:table-cell>
          <table:table-cell office:value-type="float" office:value="128" calcext:value-type="float">
            <text:p>128</text:p>
          </table:table-cell>
          <table:table-cell table:formula="of:=[.D4]/[.E4]" office:value-type="float" office:value="0.0010549886331697" calcext:value-type="float">
            <text:p>0.0010549886</text:p>
          </table:table-cell>
          <table:table-cell table:formula="of:=[.F4]/[.G4]" office:value-type="float" office:value="0.00091863586545029" calcext:value-type="float">
            <text:p>0.0009186359</text:p>
          </table:table-cell>
          <table:table-cell table:formula="of:=[.H4]/[.I4]" office:value-type="float" office:value="0.00223209864504756" calcext:value-type="float">
            <text:p>0.0022320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97" calcext:value-type="float">
            <text:p>5197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4344" calcext:value-type="float">
            <text:p>4344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853" calcext:value-type="float">
            <text:p>853</text:p>
          </table:table-cell>
          <table:table-cell office:value-type="float" office:value="656333" calcext:value-type="float">
            <text:p>656333</text:p>
          </table:table-cell>
          <table:table-cell office:value-type="float" office:value="335872" calcext:value-type="float">
            <text:p>335872</text:p>
          </table:table-cell>
          <table:table-cell office:value-type="float" office:value="1330432" calcext:value-type="float">
            <text:p>1330432</text:p>
          </table:table-cell>
          <table:table-cell office:value-type="string" calcext:value-type="string">
            <text:p>Bubble</text:p>
          </table:table-cell>
          <table:table-cell office:value-type="float" office:value="256" calcext:value-type="float">
            <text:p>256</text:p>
          </table:table-cell>
          <table:table-cell table:formula="of:=[.D5]/[.E5]" office:value-type="float" office:value="0.00082200538629429" calcext:value-type="float">
            <text:p>0.0008220054</text:p>
          </table:table-cell>
          <table:table-cell table:formula="of:=[.F5]/[.G5]" office:value-type="float" office:value="0.000766677079638052" calcext:value-type="float">
            <text:p>0.0007666771</text:p>
          </table:table-cell>
          <table:table-cell table:formula="of:=[.H5]/[.I5]" office:value-type="float" office:value="0.00129964514964203" calcext:value-type="float">
            <text:p>0.00129964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631" calcext:value-type="float">
            <text:p>4631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4112" calcext:value-type="float">
            <text:p>4112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519" calcext:value-type="float">
            <text:p>519</text:p>
          </table:table-cell>
          <table:table-cell office:value-type="float" office:value="656333" calcext:value-type="float">
            <text:p>656333</text:p>
          </table:table-cell>
          <table:table-cell office:value-type="float" office:value="570880" calcext:value-type="float">
            <text:p>570880</text:p>
          </table:table-cell>
          <table:table-cell office:value-type="float" office:value="2371072" calcext:value-type="float">
            <text:p>2371072</text:p>
          </table:table-cell>
          <table:table-cell office:value-type="string" calcext:value-type="string">
            <text:p>Bubble</text:p>
          </table:table-cell>
          <table:table-cell office:value-type="float" office:value="512" calcext:value-type="float">
            <text:p>512</text:p>
          </table:table-cell>
          <table:table-cell table:formula="of:=[.D6]/[.E6]" office:value-type="float" office:value="0.000732481613224718" calcext:value-type="float">
            <text:p>0.0007324816</text:p>
          </table:table-cell>
          <table:table-cell table:formula="of:=[.F6]/[.G6]" office:value-type="float" office:value="0.000725731158257751" calcext:value-type="float">
            <text:p>0.0007257312</text:p>
          </table:table-cell>
          <table:table-cell table:formula="of:=[.H6]/[.I6]" office:value-type="float" office:value="0.000790757130907634" calcext:value-type="float">
            <text:p>0.0007907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868" calcext:value-type="float">
            <text:p>4868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4531" calcext:value-type="float">
            <text:p>4531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337" calcext:value-type="float">
            <text:p>337</text:p>
          </table:table-cell>
          <table:table-cell office:value-type="float" office:value="656333" calcext:value-type="float">
            <text:p>656333</text:p>
          </table:table-cell>
          <table:table-cell office:value-type="float" office:value="1145856" calcext:value-type="float">
            <text:p>1145856</text:p>
          </table:table-cell>
          <table:table-cell office:value-type="float" office:value="4984832" calcext:value-type="float">
            <text:p>4984832</text:p>
          </table:table-cell>
          <table:table-cell office:value-type="string" calcext:value-type="string">
            <text:p>Bubble</text:p>
          </table:table-cell>
          <table:table-cell office:value-type="float" office:value="1024" calcext:value-type="float">
            <text:p>1024</text:p>
          </table:table-cell>
          <table:table-cell table:formula="of:=[.D7]/[.E7]" office:value-type="float" office:value="0.000769967716082471" calcext:value-type="float">
            <text:p>0.0007699677</text:p>
          </table:table-cell>
          <table:table-cell table:formula="of:=[.F7]/[.G7]" office:value-type="float" office:value="0.000799680904198898" calcext:value-type="float">
            <text:p>0.0007996809</text:p>
          </table:table-cell>
          <table:table-cell table:formula="of:=[.H7]/[.I7]" office:value-type="float" office:value="0.000513458869202067" calcext:value-type="float">
            <text:p>0.0005134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74" calcext:value-type="float">
            <text:p>7174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6872" calcext:value-type="float">
            <text:p>6872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302" calcext:value-type="float">
            <text:p>302</text:p>
          </table:table-cell>
          <table:table-cell office:value-type="float" office:value="656333" calcext:value-type="float">
            <text:p>656333</text:p>
          </table:table-cell>
          <table:table-cell office:value-type="float" office:value="3149824" calcext:value-type="float">
            <text:p>3149824</text:p>
          </table:table-cell>
          <table:table-cell office:value-type="float" office:value="14692352" calcext:value-type="float">
            <text:p>14692352</text:p>
          </table:table-cell>
          <table:table-cell office:value-type="string" calcext:value-type="string">
            <text:p>Bubble</text:p>
          </table:table-cell>
          <table:table-cell office:value-type="float" office:value="2048" calcext:value-type="float">
            <text:p>2048</text:p>
          </table:table-cell>
          <table:table-cell table:formula="of:=[.D8]/[.E8]" office:value-type="float" office:value="0.00113470591519631" calcext:value-type="float">
            <text:p>0.0011347059</text:p>
          </table:table-cell>
          <table:table-cell table:formula="of:=[.F8]/[.G8]" office:value-type="float" office:value="0.00121284642985099" calcext:value-type="float">
            <text:p>0.0012128464</text:p>
          </table:table-cell>
          <table:table-cell table:formula="of:=[.H8]/[.I8]" office:value-type="float" office:value="0.000460132280412534" calcext:value-type="float">
            <text:p>0.0004601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135" calcext:value-type="float">
            <text:p>21135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12960" calcext:value-type="float">
            <text:p>12960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8175" calcext:value-type="float">
            <text:p>8175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263296" calcext:value-type="float">
            <text:p>263296</text:p>
          </table:table-cell>
          <table:table-cell office:value-type="float" office:value="676320" calcext:value-type="float">
            <text:p>676320</text:p>
          </table:table-cell>
          <table:table-cell office:value-type="string" calcext:value-type="string">
            <text:p>Merge</text:p>
          </table:table-cell>
          <table:table-cell office:value-type="float" office:value="32" calcext:value-type="float">
            <text:p>32</text:p>
          </table:table-cell>
          <table:table-cell table:formula="of:=[.D9]/[.E9]" office:value-type="float" office:value="0.00275251581377964" calcext:value-type="float">
            <text:p>0.0027525158</text:p>
          </table:table-cell>
          <table:table-cell table:formula="of:=[.F9]/[.G9]" office:value-type="float" office:value="0.00198021254281293" calcext:value-type="float">
            <text:p>0.0019802125</text:p>
          </table:table-cell>
          <table:table-cell table:formula="of:=[.H9]/[.I9]" office:value-type="float" office:value="0.0072110422889039" calcext:value-type="float">
            <text:p>0.00721104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796" calcext:value-type="float">
            <text:p>12796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8497" calcext:value-type="float">
            <text:p>8497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4299" calcext:value-type="float">
            <text:p>4299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307136" calcext:value-type="float">
            <text:p>307136</text:p>
          </table:table-cell>
          <table:table-cell office:value-type="float" office:value="818944" calcext:value-type="float">
            <text:p>818944</text:p>
          </table:table-cell>
          <table:table-cell office:value-type="string" calcext:value-type="string">
            <text:p>Merge</text:p>
          </table:table-cell>
          <table:table-cell office:value-type="float" office:value="64" calcext:value-type="float">
            <text:p>64</text:p>
          </table:table-cell>
          <table:table-cell table:formula="of:=[.D10]/[.E10]" office:value-type="float" office:value="0.00166648650830964" calcext:value-type="float">
            <text:p>0.0016664865</text:p>
          </table:table-cell>
          <table:table-cell table:formula="of:=[.F10]/[.G10]" office:value-type="float" office:value="0.00129829212779949" calcext:value-type="float">
            <text:p>0.0012982921</text:p>
          </table:table-cell>
          <table:table-cell table:formula="of:=[.H10]/[.I10]" office:value-type="float" office:value="0.00379208205504561" calcext:value-type="float">
            <text:p>0.0037920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02" calcext:value-type="float">
            <text:p>8802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6477" calcext:value-type="float">
            <text:p>6477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2325" calcext:value-type="float">
            <text:p>2325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385280" calcext:value-type="float">
            <text:p>385280</text:p>
          </table:table-cell>
          <table:table-cell office:value-type="float" office:value="1126656" calcext:value-type="float">
            <text:p>1126656</text:p>
          </table:table-cell>
          <table:table-cell office:value-type="string" calcext:value-type="string">
            <text:p>Merge</text:p>
          </table:table-cell>
          <table:table-cell office:value-type="float" office:value="128" calcext:value-type="float">
            <text:p>128</text:p>
          </table:table-cell>
          <table:table-cell table:formula="of:=[.D11]/[.E11]" office:value-type="float" office:value="0.00114632809050809" calcext:value-type="float">
            <text:p>0.0011463281</text:p>
          </table:table-cell>
          <table:table-cell table:formula="of:=[.F11]/[.G11]" office:value-type="float" office:value="0.000989647888873406" calcext:value-type="float">
            <text:p>0.0009896479</text:p>
          </table:table-cell>
          <table:table-cell table:formula="of:=[.H11]/[.I11]" office:value-type="float" office:value="0.00205084688950478" calcext:value-type="float">
            <text:p>0.0020508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68" calcext:value-type="float">
            <text:p>6768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5448" calcext:value-type="float">
            <text:p>5448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1320" calcext:value-type="float">
            <text:p>1320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531456" calcext:value-type="float">
            <text:p>531456</text:p>
          </table:table-cell>
          <table:table-cell office:value-type="float" office:value="1732608" calcext:value-type="float">
            <text:p>1732608</text:p>
          </table:table-cell>
          <table:table-cell office:value-type="string" calcext:value-type="string">
            <text:p>Merge</text:p>
          </table:table-cell>
          <table:table-cell office:value-type="float" office:value="256" calcext:value-type="float">
            <text:p>256</text:p>
          </table:table-cell>
          <table:table-cell table:formula="of:=[.D12]/[.E12]" office:value-type="float" office:value="0.000881430188202536" calcext:value-type="float">
            <text:p>0.0008814302</text:p>
          </table:table-cell>
          <table:table-cell table:formula="of:=[.F12]/[.G12]" office:value-type="float" office:value="0.000832422680034324" calcext:value-type="float">
            <text:p>0.0008324227</text:p>
          </table:table-cell>
          <table:table-cell table:formula="of:=[.H12]/[.I12]" office:value-type="float" office:value="0.00116435178242852" calcext:value-type="float">
            <text:p>0.0011643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866" calcext:value-type="float">
            <text:p>5866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5080" calcext:value-type="float">
            <text:p>5080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786" calcext:value-type="float">
            <text:p>786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835072" calcext:value-type="float">
            <text:p>835072</text:p>
          </table:table-cell>
          <table:table-cell office:value-type="float" office:value="3003392" calcext:value-type="float">
            <text:p>3003392</text:p>
          </table:table-cell>
          <table:table-cell office:value-type="string" calcext:value-type="string">
            <text:p>Merge</text:p>
          </table:table-cell>
          <table:table-cell office:value-type="float" office:value="512" calcext:value-type="float">
            <text:p>512</text:p>
          </table:table-cell>
          <table:table-cell table:formula="of:=[.D13]/[.E13]" office:value-type="float" office:value="0.000763958257091619" calcext:value-type="float">
            <text:p>0.0007639583</text:p>
          </table:table-cell>
          <table:table-cell table:formula="of:=[.F13]/[.G13]" office:value-type="float" office:value="0.000776194422645808" calcext:value-type="float">
            <text:p>0.0007761944</text:p>
          </table:table-cell>
          <table:table-cell table:formula="of:=[.H13]/[.I13]" office:value-type="float" office:value="0.000693318561355164" calcext:value-type="float">
            <text:p>0.00069331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076" calcext:value-type="float">
            <text:p>6076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5561" calcext:value-type="float">
            <text:p>5561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515" calcext:value-type="float">
            <text:p>515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1612800" calcext:value-type="float">
            <text:p>1612800</text:p>
          </table:table-cell>
          <table:table-cell office:value-type="float" office:value="6221824" calcext:value-type="float">
            <text:p>6221824</text:p>
          </table:table-cell>
          <table:table-cell office:value-type="string" calcext:value-type="string">
            <text:p>Merge</text:p>
          </table:table-cell>
          <table:table-cell office:value-type="float" office:value="1024" calcext:value-type="float">
            <text:p>1024</text:p>
          </table:table-cell>
          <table:table-cell table:formula="of:=[.D14]/[.E14]" office:value-type="float" office:value="0.00079130759803762" calcext:value-type="float">
            <text:p>0.0007913076</text:p>
          </table:table-cell>
          <table:table-cell table:formula="of:=[.F14]/[.G14]" office:value-type="float" office:value="0.000849688422112862" calcext:value-type="float">
            <text:p>0.0008496884</text:p>
          </table:table-cell>
          <table:table-cell table:formula="of:=[.H14]/[.I14]" office:value-type="float" office:value="0.000454273612083855" calcext:value-type="float">
            <text:p>0.0004542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86" calcext:value-type="float">
            <text:p>8286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7854" calcext:value-type="float">
            <text:p>7854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432" calcext:value-type="float">
            <text:p>432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3854336" calcext:value-type="float">
            <text:p>3854336</text:p>
          </table:table-cell>
          <table:table-cell office:value-type="float" office:value="16969728" calcext:value-type="float">
            <text:p>16969728</text:p>
          </table:table-cell>
          <table:table-cell office:value-type="string" calcext:value-type="string">
            <text:p>Merge</text:p>
          </table:table-cell>
          <table:table-cell office:value-type="float" office:value="2048" calcext:value-type="float">
            <text:p>2048</text:p>
          </table:table-cell>
          <table:table-cell table:formula="of:=[.D15]/[.E15]" office:value-type="float" office:value="0.00107912685275506" calcext:value-type="float">
            <text:p>0.0010791269</text:p>
          </table:table-cell>
          <table:table-cell table:formula="of:=[.F15]/[.G15]" office:value-type="float" office:value="0.00120004547154728" calcext:value-type="float">
            <text:p>0.0012000455</text:p>
          </table:table-cell>
          <table:table-cell table:formula="of:=[.H15]/[.I15]" office:value-type="float" office:value="0.000381060583340243" calcext:value-type="float">
            <text:p>0.000381060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465" calcext:value-type="float">
            <text:p>15465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10697" calcext:value-type="float">
            <text:p>10697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4768" calcext:value-type="float">
            <text:p>4768</text:p>
          </table:table-cell>
          <table:table-cell office:value-type="float" office:value="656333" calcext:value-type="float">
            <text:p>656333</text:p>
          </table:table-cell>
          <table:table-cell office:value-type="float" office:value="143040" calcext:value-type="float">
            <text:p>143040</text:p>
          </table:table-cell>
          <table:table-cell office:value-type="float" office:value="494880" calcext:value-type="float">
            <text:p>49488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22" calcext:value-type="float">
            <text:p>9622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6982" calcext:value-type="float">
            <text:p>6982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2640" calcext:value-type="float">
            <text:p>2640</text:p>
          </table:table-cell>
          <table:table-cell office:value-type="float" office:value="656333" calcext:value-type="float">
            <text:p>656333</text:p>
          </table:table-cell>
          <table:table-cell office:value-type="float" office:value="176832" calcext:value-type="float">
            <text:p>176832</text:p>
          </table:table-cell>
          <table:table-cell office:value-type="float" office:value="615808" calcext:value-type="float">
            <text:p>61580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70" calcext:value-type="float">
            <text:p>6670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5205" calcext:value-type="float">
            <text:p>5205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1465" calcext:value-type="float">
            <text:p>1465</text:p>
          </table:table-cell>
          <table:table-cell office:value-type="float" office:value="656333" calcext:value-type="float">
            <text:p>656333</text:p>
          </table:table-cell>
          <table:table-cell office:value-type="float" office:value="231296" calcext:value-type="float">
            <text:p>231296</text:p>
          </table:table-cell>
          <table:table-cell office:value-type="float" office:value="853760" calcext:value-type="float">
            <text:p>85376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97" calcext:value-type="float">
            <text:p>5197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4344" calcext:value-type="float">
            <text:p>4344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853" calcext:value-type="float">
            <text:p>853</text:p>
          </table:table-cell>
          <table:table-cell office:value-type="float" office:value="656333" calcext:value-type="float">
            <text:p>656333</text:p>
          </table:table-cell>
          <table:table-cell office:value-type="float" office:value="335872" calcext:value-type="float">
            <text:p>335872</text:p>
          </table:table-cell>
          <table:table-cell office:value-type="float" office:value="1330432" calcext:value-type="float">
            <text:p>13304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631" calcext:value-type="float">
            <text:p>4631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4112" calcext:value-type="float">
            <text:p>4112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519" calcext:value-type="float">
            <text:p>519</text:p>
          </table:table-cell>
          <table:table-cell office:value-type="float" office:value="656333" calcext:value-type="float">
            <text:p>656333</text:p>
          </table:table-cell>
          <table:table-cell office:value-type="float" office:value="570880" calcext:value-type="float">
            <text:p>570880</text:p>
          </table:table-cell>
          <table:table-cell office:value-type="float" office:value="2371072" calcext:value-type="float">
            <text:p>23710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868" calcext:value-type="float">
            <text:p>4868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4531" calcext:value-type="float">
            <text:p>4531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337" calcext:value-type="float">
            <text:p>337</text:p>
          </table:table-cell>
          <table:table-cell office:value-type="float" office:value="656333" calcext:value-type="float">
            <text:p>656333</text:p>
          </table:table-cell>
          <table:table-cell office:value-type="float" office:value="1145856" calcext:value-type="float">
            <text:p>1145856</text:p>
          </table:table-cell>
          <table:table-cell office:value-type="float" office:value="4984832" calcext:value-type="float">
            <text:p>49848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74" calcext:value-type="float">
            <text:p>7174</text:p>
          </table:table-cell>
          <table:table-cell office:value-type="float" office:value="6322343" calcext:value-type="float">
            <text:p>6322343</text:p>
          </table:table-cell>
          <table:table-cell office:value-type="float" office:value="6872" calcext:value-type="float">
            <text:p>6872</text:p>
          </table:table-cell>
          <table:table-cell office:value-type="float" office:value="5666010" calcext:value-type="float">
            <text:p>5666010</text:p>
          </table:table-cell>
          <table:table-cell office:value-type="float" office:value="302" calcext:value-type="float">
            <text:p>302</text:p>
          </table:table-cell>
          <table:table-cell office:value-type="float" office:value="656333" calcext:value-type="float">
            <text:p>656333</text:p>
          </table:table-cell>
          <table:table-cell office:value-type="float" office:value="3149824" calcext:value-type="float">
            <text:p>3149824</text:p>
          </table:table-cell>
          <table:table-cell office:value-type="float" office:value="14692352" calcext:value-type="float">
            <text:p>1469235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135" calcext:value-type="float">
            <text:p>21135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12960" calcext:value-type="float">
            <text:p>12960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8175" calcext:value-type="float">
            <text:p>8175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263296" calcext:value-type="float">
            <text:p>263296</text:p>
          </table:table-cell>
          <table:table-cell office:value-type="float" office:value="676320" calcext:value-type="float">
            <text:p>6763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796" calcext:value-type="float">
            <text:p>12796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8497" calcext:value-type="float">
            <text:p>8497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4299" calcext:value-type="float">
            <text:p>4299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307136" calcext:value-type="float">
            <text:p>307136</text:p>
          </table:table-cell>
          <table:table-cell office:value-type="float" office:value="818944" calcext:value-type="float">
            <text:p>8189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02" calcext:value-type="float">
            <text:p>8802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6477" calcext:value-type="float">
            <text:p>6477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2325" calcext:value-type="float">
            <text:p>2325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385280" calcext:value-type="float">
            <text:p>385280</text:p>
          </table:table-cell>
          <table:table-cell office:value-type="float" office:value="1126656" calcext:value-type="float">
            <text:p>11266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68" calcext:value-type="float">
            <text:p>6768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5448" calcext:value-type="float">
            <text:p>5448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1320" calcext:value-type="float">
            <text:p>1320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531456" calcext:value-type="float">
            <text:p>531456</text:p>
          </table:table-cell>
          <table:table-cell office:value-type="float" office:value="1732608" calcext:value-type="float">
            <text:p>173260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866" calcext:value-type="float">
            <text:p>5866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5080" calcext:value-type="float">
            <text:p>5080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786" calcext:value-type="float">
            <text:p>786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835072" calcext:value-type="float">
            <text:p>835072</text:p>
          </table:table-cell>
          <table:table-cell office:value-type="float" office:value="3003392" calcext:value-type="float">
            <text:p>30033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076" calcext:value-type="float">
            <text:p>6076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5561" calcext:value-type="float">
            <text:p>5561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515" calcext:value-type="float">
            <text:p>515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1612800" calcext:value-type="float">
            <text:p>1612800</text:p>
          </table:table-cell>
          <table:table-cell office:value-type="float" office:value="6221824" calcext:value-type="float">
            <text:p>62218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86" calcext:value-type="float">
            <text:p>8286</text:p>
          </table:table-cell>
          <table:table-cell office:value-type="float" office:value="7678430" calcext:value-type="float">
            <text:p>7678430</text:p>
          </table:table-cell>
          <table:table-cell office:value-type="float" office:value="7854" calcext:value-type="float">
            <text:p>7854</text:p>
          </table:table-cell>
          <table:table-cell office:value-type="float" office:value="6544752" calcext:value-type="float">
            <text:p>6544752</text:p>
          </table:table-cell>
          <table:table-cell office:value-type="float" office:value="432" calcext:value-type="float">
            <text:p>432</text:p>
          </table:table-cell>
          <table:table-cell office:value-type="float" office:value="1133678" calcext:value-type="float">
            <text:p>1133678</text:p>
          </table:table-cell>
          <table:table-cell office:value-type="float" office:value="3854336" calcext:value-type="float">
            <text:p>3854336</text:p>
          </table:table-cell>
          <table:table-cell office:value-type="float" office:value="16969728" calcext:value-type="float">
            <text:p>169697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12:19:46.848484983</dc:date>
    <meta:editing-duration>P1DT20H46M38S</meta:editing-duration>
    <meta:editing-cycles>2</meta:editing-cycles>
    <meta:generator>LibreOffice/4.4.6.3$Linux_X86_64 LibreOffice_project/40m0$Build-3</meta:generator>
    <meta:document-statistic meta:table-count="1" meta:cell-count="3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35cm" svg:height="7.343cm" xlink:href=".." xlink:type="simple" chart:class="chart:scatter" chart:style-name="ch1">
        <chart:title svg:x="2.835cm" svg:y="0.282cm" chart:style-name="ch2">
          <text:p>Miss rate vs. Line size</text:p>
        </chart:title>
        <chart:subtitle svg:x="-0.076cm" svg:y="1.233cm" chart:style-name="ch3">
          <text:p>wiith line sizes from 32 bytes to 2 Kbytes and associativity 4</text:p>
        </chart:subtitle>
        <chart:legend chart:legend-position="end" svg:x="5.922cm" svg:y="2.426cm" style:legend-expansion="high" chart:style-name="ch4"/>
        <chart:plot-area chart:style-name="ch5" table:cell-range-address="P5out.M1:P5out.P15" chart:data-source-has-labels="row" svg:x="0.206cm" svg:y="2.088cm" svg:width="5.51cm" svg:height="4.128cm">
          <chartooo:coordinate-region svg:x="1.304cm" svg:y="2.287cm" svg:width="4.04cm" svg:height="3.282cm"/>
          <chart:axis chart:dimension="x" chart:name="primary-x" chart:style-name="ch6">
            <chart:title svg:x="2.599cm" svg:y="6.362cm" chart:style-name="ch7">
              <text:p>byte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P5out.N2:P5out.N15" chart:label-cell-address="P5out.N1:P5out.N1" chart:class="chart:scatter">
            <chart:domain table:cell-range-address="P5out.M2:P5out.M15"/>
            <chart:regression-curve chart:style-name="ch10">
              <chart:equation chart:display-equation="true" chart:display-r-square="false" svg:x="5.613cm" svg:y="6.5cm"/>
            </chart:regression-curve>
            <chart:data-point chart:repeated="14"/>
          </chart:series>
          <chart:series chart:style-name="ch11" chart:values-cell-range-address="P5out.O2:P5out.O15" chart:label-cell-address="P5out.O1:P5out.O1" chart:class="chart:scatter">
            <chart:data-point chart:repeated="14"/>
          </chart:series>
          <chart:series chart:style-name="ch12" chart:values-cell-range-address="P5out.P2:P5out.P15" chart:label-cell-address="P5out.P1:P5out.P1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Overall Miss Rate</text:p>
                <draw:g>
                  <svg:desc>P5out.N1:P5out.N1</svg:desc>
                </draw:g>
              </table:table-cell>
              <table:table-cell office:value-type="string">
                <text:p>Read Miss Rate</text:p>
                <draw:g>
                  <svg:desc>P5out.O1:P5out.O1</svg:desc>
                </draw:g>
              </table:table-cell>
              <table:table-cell office:value-type="string">
                <text:p>Write Miss Rate</text:p>
                <draw:g>
                  <svg:desc>P5out.P1:P5out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P5out.M2:P5out.M15</svg:desc>
                </draw:g>
              </table:table-cell>
              <table:table-cell office:value-type="float" office:value="0.00244608683837622">
                <text:p>0.00244608683837622</text:p>
                <draw:g>
                  <svg:desc>P5out.N2:P5out.N15</svg:desc>
                </draw:g>
              </table:table-cell>
              <table:table-cell office:value-type="float" office:value="0.00188792465950466">
                <text:p>0.00188792465950466</text:p>
                <draw:g>
                  <svg:desc>P5out.O2:P5out.O15</svg:desc>
                </draw:g>
              </table:table-cell>
              <table:table-cell office:value-type="float" office:value="0.00726460500995684">
                <text:p>0.00726460500995684</text:p>
                <draw:g>
                  <svg:desc>P5out.P2:P5out.P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0152190414218273">
                <text:p>0.00152190414218273</text:p>
              </table:table-cell>
              <table:table-cell office:value-type="float" office:value="0.00123226044429855">
                <text:p>0.00123226044429855</text:p>
              </table:table-cell>
              <table:table-cell office:value-type="float" office:value="0.00402234841155328">
                <text:p>0.00402234841155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0010549886331697">
                <text:p>0.0010549886331697</text:p>
              </table:table-cell>
              <table:table-cell office:value-type="float" office:value="0.00091863586545029">
                <text:p>0.00091863586545029</text:p>
              </table:table-cell>
              <table:table-cell office:value-type="float" office:value="0.00223209864504756">
                <text:p>0.00223209864504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0082200538629429">
                <text:p>0.00082200538629429</text:p>
              </table:table-cell>
              <table:table-cell office:value-type="float" office:value="0.000766677079638052">
                <text:p>0.000766677079638052</text:p>
              </table:table-cell>
              <table:table-cell office:value-type="float" office:value="0.00129964514964203">
                <text:p>0.00129964514964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000732481613224718">
                <text:p>0.000732481613224718</text:p>
              </table:table-cell>
              <table:table-cell office:value-type="float" office:value="0.000725731158257751">
                <text:p>0.000725731158257751</text:p>
              </table:table-cell>
              <table:table-cell office:value-type="float" office:value="0.000790757130907634">
                <text:p>0.000790757130907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000769967716082471">
                <text:p>0.000769967716082471</text:p>
              </table:table-cell>
              <table:table-cell office:value-type="float" office:value="0.000799680904198898">
                <text:p>0.000799680904198898</text:p>
              </table:table-cell>
              <table:table-cell office:value-type="float" office:value="0.000513458869202067">
                <text:p>0.000513458869202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0.00113470591519631">
                <text:p>0.00113470591519631</text:p>
              </table:table-cell>
              <table:table-cell office:value-type="float" office:value="0.00121284642985099">
                <text:p>0.00121284642985099</text:p>
              </table:table-cell>
              <table:table-cell office:value-type="float" office:value="0.000460132280412534">
                <text:p>0.000460132280412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0.00275251581377964">
                <text:p>0.00275251581377964</text:p>
              </table:table-cell>
              <table:table-cell office:value-type="float" office:value="0.00198021254281293">
                <text:p>0.00198021254281293</text:p>
              </table:table-cell>
              <table:table-cell office:value-type="float" office:value="0.0072110422889039">
                <text:p>0.0072110422889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0.00166648650830964">
                <text:p>0.00166648650830964</text:p>
              </table:table-cell>
              <table:table-cell office:value-type="float" office:value="0.00129829212779949">
                <text:p>0.00129829212779949</text:p>
              </table:table-cell>
              <table:table-cell office:value-type="float" office:value="0.00379208205504561">
                <text:p>0.00379208205504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">
                <text:p>128</text:p>
              </table:table-cell>
              <table:table-cell office:value-type="float" office:value="0.00114632809050809">
                <text:p>0.00114632809050809</text:p>
              </table:table-cell>
              <table:table-cell office:value-type="float" office:value="0.000989647888873406">
                <text:p>0.000989647888873406</text:p>
              </table:table-cell>
              <table:table-cell office:value-type="float" office:value="0.00205084688950478">
                <text:p>0.00205084688950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">
                <text:p>256</text:p>
              </table:table-cell>
              <table:table-cell office:value-type="float" office:value="0.000881430188202536">
                <text:p>0.000881430188202536</text:p>
              </table:table-cell>
              <table:table-cell office:value-type="float" office:value="0.000832422680034324">
                <text:p>0.000832422680034324</text:p>
              </table:table-cell>
              <table:table-cell office:value-type="float" office:value="0.00116435178242852">
                <text:p>0.00116435178242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">
                <text:p>512</text:p>
              </table:table-cell>
              <table:table-cell office:value-type="float" office:value="0.000763958257091619">
                <text:p>0.000763958257091619</text:p>
              </table:table-cell>
              <table:table-cell office:value-type="float" office:value="0.000776194422645808">
                <text:p>0.000776194422645808</text:p>
              </table:table-cell>
              <table:table-cell office:value-type="float" office:value="0.000693318561355164">
                <text:p>0.000693318561355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">
                <text:p>1024</text:p>
              </table:table-cell>
              <table:table-cell office:value-type="float" office:value="0.00079130759803762">
                <text:p>0.00079130759803762</text:p>
              </table:table-cell>
              <table:table-cell office:value-type="float" office:value="0.000849688422112862">
                <text:p>0.000849688422112862</text:p>
              </table:table-cell>
              <table:table-cell office:value-type="float" office:value="0.000454273612083855">
                <text:p>0.000454273612083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8">
                <text:p>2048</text:p>
              </table:table-cell>
              <table:table-cell office:value-type="float" office:value="0.00107912685275506">
                <text:p>0.00107912685275506</text:p>
              </table:table-cell>
              <table:table-cell office:value-type="float" office:value="0.00120004547154728">
                <text:p>0.00120004547154728</text:p>
              </table:table-cell>
              <table:table-cell office:value-type="float" office:value="0.000381060583340243">
                <text:p>0.0003810605833402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